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ce20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3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3cm" svg:y="-0.026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3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4cm" svg:y="0.40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60" table:default-cell-style-name="ce8"/>
        <table:table-row table:style-name="ro3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3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9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10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3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12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12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12" office:value-type="string" calcext:value-type="string">
            <text:p>round 3</text:p>
          </table:table-cell>
          <table:table-cell table:style-name="ce12" office:value-type="string" calcext:value-type="string">
            <text:p>round 4</text:p>
          </table:table-cell>
          <table:table-cell table:style-name="ce12" office:value-type="string" calcext:value-type="string">
            <text:p>round 5</text:p>
          </table:table-cell>
        </table:table-row>
        <table:table-row table:style-name="ro1">
          <table:table-cell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2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1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2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2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12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12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2" office:value-type="float" office:value="939" calcext:value-type="float">
            <text:p>939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2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12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12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12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12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12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12" office:value-type="float" office:value="660" calcext:value-type="float">
            <text:p>660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2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12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12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12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12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12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12" office:value-type="float" office:value="592" calcext:value-type="float">
            <text:p>592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12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12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12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12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12" office:value-type="float" office:value="1149" calcext:value-type="float">
            <text:p>1149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12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12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12" office:value-type="float" office:value="2528" calcext:value-type="float">
            <text:p>2528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12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12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700" calcext:value-type="float">
            <text:p>1700</text:p>
          </table:table-cell>
          <table:table-cell table:style-name="ce12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12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12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12" office:value-type="float" office:value="1947" calcext:value-type="float">
            <text:p>1947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12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12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12" office:value-type="float" office:value="2249" calcext:value-type="float">
            <text:p>2249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12" office:value-type="float" office:value="583" calcext:value-type="float">
            <text:p>583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12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12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12" office:value-type="float" office:value="3927" calcext:value-type="float">
            <text:p>3927</text:p>
          </table:table-cell>
          <table:table-cell table:style-name="ce12" office:value-type="float" office:value="2331" calcext:value-type="float">
            <text:p>2331</text:p>
          </table:table-cell>
          <table:table-cell table:style-name="ce12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12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12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12" office:value-type="float" office:value="6553" calcext:value-type="float">
            <text:p>6553</text:p>
          </table:table-cell>
          <table:table-cell table:style-name="ce12" office:value-type="float" office:value="2758" calcext:value-type="float">
            <text:p>2758</text:p>
          </table:table-cell>
          <table:table-cell table:style-name="ce12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12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12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12" office:value-type="float" office:value="4263" calcext:value-type="float">
            <text:p>4263</text:p>
          </table:table-cell>
          <table:table-cell table:style-name="ce12" office:value-type="float" office:value="2858" calcext:value-type="float">
            <text:p>2858</text:p>
          </table:table-cell>
          <table:table-cell table:style-name="ce12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12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12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12" office:value-type="float" office:value="4489" calcext:value-type="float">
            <text:p>4489</text:p>
          </table:table-cell>
          <table:table-cell table:style-name="ce12" office:value-type="float" office:value="3098" calcext:value-type="float">
            <text:p>3098</text:p>
          </table:table-cell>
          <table:table-cell table:style-name="ce12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12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12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12" office:value-type="float" office:value="6294" calcext:value-type="float">
            <text:p>6294</text:p>
          </table:table-cell>
          <table:table-cell table:style-name="ce12" office:value-type="float" office:value="3341" calcext:value-type="float">
            <text:p>3341</text:p>
          </table:table-cell>
          <table:table-cell table:style-name="ce12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12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12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12" office:value-type="float" office:value="5097" calcext:value-type="float">
            <text:p>5097</text:p>
          </table:table-cell>
          <table:table-cell table:style-name="ce12" office:value-type="float" office:value="4401" calcext:value-type="float">
            <text:p>4401</text:p>
          </table:table-cell>
          <table:table-cell table:style-name="ce12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12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12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12" office:value-type="float" office:value="5740" calcext:value-type="float">
            <text:p>5740</text:p>
          </table:table-cell>
          <table:table-cell table:style-name="ce12" office:value-type="float" office:value="5301" calcext:value-type="float">
            <text:p>5301</text:p>
          </table:table-cell>
          <table:table-cell table:style-name="ce12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12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12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6129" calcext:value-type="float">
            <text:p>6129</text:p>
          </table:table-cell>
          <table:table-cell table:style-name="ce12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12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12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12" office:value-type="float" office:value="5628" calcext:value-type="float">
            <text:p>5628</text:p>
          </table:table-cell>
          <table:table-cell table:style-name="ce12" office:value-type="float" office:value="6939" calcext:value-type="float">
            <text:p>6939</text:p>
          </table:table-cell>
          <table:table-cell table:style-name="ce12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12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12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12" office:value-type="float" office:value="9236" calcext:value-type="float">
            <text:p>9236</text:p>
          </table:table-cell>
          <table:table-cell table:style-name="ce12" office:value-type="float" office:value="6081" calcext:value-type="float">
            <text:p>6081</text:p>
          </table:table-cell>
          <table:table-cell table:style-name="ce12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12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12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12" office:value-type="float" office:value="6897" calcext:value-type="float">
            <text:p>6897</text:p>
          </table:table-cell>
          <table:table-cell table:style-name="ce12" office:value-type="float" office:value="6437" calcext:value-type="float">
            <text:p>6437</text:p>
          </table:table-cell>
          <table:table-cell table:style-name="ce12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12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12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12" office:value-type="float" office:value="11477" calcext:value-type="float">
            <text:p>11477</text:p>
          </table:table-cell>
          <table:table-cell table:style-name="ce12" office:value-type="float" office:value="7210" calcext:value-type="float">
            <text:p>7210</text:p>
          </table:table-cell>
          <table:table-cell table:style-name="ce12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12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12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12" office:value-type="float" office:value="9044" calcext:value-type="float">
            <text:p>9044</text:p>
          </table:table-cell>
          <table:table-cell table:style-name="ce12" office:value-type="float" office:value="7643" calcext:value-type="float">
            <text:p>7643</text:p>
          </table:table-cell>
          <table:table-cell table:style-name="ce12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12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12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12" office:value-type="float" office:value="9454" calcext:value-type="float">
            <text:p>9454</text:p>
          </table:table-cell>
          <table:table-cell table:style-name="ce12" office:value-type="float" office:value="7526" calcext:value-type="float">
            <text:p>7526</text:p>
          </table:table-cell>
          <table:table-cell table:style-name="ce12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12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12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12" office:value-type="float" office:value="10052" calcext:value-type="float">
            <text:p>10052</text:p>
          </table:table-cell>
          <table:table-cell table:style-name="ce12" office:value-type="float" office:value="8868" calcext:value-type="float">
            <text:p>8868</text:p>
          </table:table-cell>
          <table:table-cell table:style-name="ce12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12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12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12" office:value-type="float" office:value="10391" calcext:value-type="float">
            <text:p>10391</text:p>
          </table:table-cell>
          <table:table-cell table:style-name="ce12" office:value-type="float" office:value="8572" calcext:value-type="float">
            <text:p>8572</text:p>
          </table:table-cell>
          <table:table-cell table:style-name="ce12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12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12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12" office:value-type="float" office:value="9263" calcext:value-type="float">
            <text:p>9263</text:p>
          </table:table-cell>
          <table:table-cell table:style-name="ce12" office:value-type="float" office:value="10613" calcext:value-type="float">
            <text:p>10613</text:p>
          </table:table-cell>
          <table:table-cell table:style-name="ce12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12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12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12" office:value-type="float" office:value="10476" calcext:value-type="float">
            <text:p>10476</text:p>
          </table:table-cell>
          <table:table-cell table:style-name="ce12" office:value-type="float" office:value="11043" calcext:value-type="float">
            <text:p>11043</text:p>
          </table:table-cell>
          <table:table-cell table:style-name="ce12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12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12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12" office:value-type="float" office:value="13581" calcext:value-type="float">
            <text:p>13581</text:p>
          </table:table-cell>
          <table:table-cell table:style-name="ce12" office:value-type="float" office:value="12083" calcext:value-type="float">
            <text:p>12083</text:p>
          </table:table-cell>
          <table:table-cell table:style-name="ce12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12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12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12" office:value-type="float" office:value="12040" calcext:value-type="float">
            <text:p>12040</text:p>
          </table:table-cell>
          <table:table-cell table:style-name="ce12" office:value-type="float" office:value="10868" calcext:value-type="float">
            <text:p>10868</text:p>
          </table:table-cell>
          <table:table-cell table:style-name="ce12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12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12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12" office:value-type="float" office:value="11792" calcext:value-type="float">
            <text:p>11792</text:p>
          </table:table-cell>
          <table:table-cell table:style-name="ce12" office:value-type="float" office:value="11545" calcext:value-type="float">
            <text:p>11545</text:p>
          </table:table-cell>
          <table:table-cell table:style-name="ce12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12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12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12" office:value-type="float" office:value="12996" calcext:value-type="float">
            <text:p>12996</text:p>
          </table:table-cell>
          <table:table-cell table:style-name="ce12" office:value-type="float" office:value="11928" calcext:value-type="float">
            <text:p>11928</text:p>
          </table:table-cell>
          <table:table-cell table:style-name="ce12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12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12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12" office:value-type="float" office:value="13323" calcext:value-type="float">
            <text:p>13323</text:p>
          </table:table-cell>
          <table:table-cell table:style-name="ce12" office:value-type="float" office:value="14134" calcext:value-type="float">
            <text:p>14134</text:p>
          </table:table-cell>
          <table:table-cell table:style-name="ce12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12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12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12" office:value-type="float" office:value="14999" calcext:value-type="float">
            <text:p>14999</text:p>
          </table:table-cell>
          <table:table-cell table:style-name="ce12" office:value-type="float" office:value="14023" calcext:value-type="float">
            <text:p>14023</text:p>
          </table:table-cell>
          <table:table-cell table:style-name="ce12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12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12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12" office:value-type="float" office:value="19292" calcext:value-type="float">
            <text:p>19292</text:p>
          </table:table-cell>
          <table:table-cell table:style-name="ce12" office:value-type="float" office:value="14494" calcext:value-type="float">
            <text:p>14494</text:p>
          </table:table-cell>
          <table:table-cell table:style-name="ce12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12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12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12" office:value-type="float" office:value="17167" calcext:value-type="float">
            <text:p>17167</text:p>
          </table:table-cell>
          <table:table-cell table:style-name="ce12" office:value-type="float" office:value="15461" calcext:value-type="float">
            <text:p>15461</text:p>
          </table:table-cell>
          <table:table-cell table:style-name="ce12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12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12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12" office:value-type="float" office:value="16428" calcext:value-type="float">
            <text:p>16428</text:p>
          </table:table-cell>
          <table:table-cell table:style-name="ce12" office:value-type="float" office:value="14955" calcext:value-type="float">
            <text:p>14955</text:p>
          </table:table-cell>
          <table:table-cell table:style-name="ce12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12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12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12" office:value-type="float" office:value="19776" calcext:value-type="float">
            <text:p>19776</text:p>
          </table:table-cell>
          <table:table-cell table:style-name="ce12" office:value-type="float" office:value="19859" calcext:value-type="float">
            <text:p>19859</text:p>
          </table:table-cell>
          <table:table-cell table:style-name="ce12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12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12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12" office:value-type="float" office:value="18605" calcext:value-type="float">
            <text:p>18605</text:p>
          </table:table-cell>
          <table:table-cell table:style-name="ce12" office:value-type="float" office:value="17641" calcext:value-type="float">
            <text:p>17641</text:p>
          </table:table-cell>
          <table:table-cell table:style-name="ce12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12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12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12" office:value-type="float" office:value="22387" calcext:value-type="float">
            <text:p>22387</text:p>
          </table:table-cell>
          <table:table-cell table:style-name="ce12" office:value-type="float" office:value="18172" calcext:value-type="float">
            <text:p>18172</text:p>
          </table:table-cell>
          <table:table-cell table:style-name="ce12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12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12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12" office:value-type="float" office:value="21965" calcext:value-type="float">
            <text:p>21965</text:p>
          </table:table-cell>
          <table:table-cell table:style-name="ce12" office:value-type="float" office:value="18858" calcext:value-type="float">
            <text:p>18858</text:p>
          </table:table-cell>
          <table:table-cell table:style-name="ce12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12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12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12" office:value-type="float" office:value="26377" calcext:value-type="float">
            <text:p>26377</text:p>
          </table:table-cell>
          <table:table-cell table:style-name="ce12" office:value-type="float" office:value="22598" calcext:value-type="float">
            <text:p>22598</text:p>
          </table:table-cell>
          <table:table-cell table:style-name="ce12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12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12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12" office:value-type="float" office:value="21842" calcext:value-type="float">
            <text:p>21842</text:p>
          </table:table-cell>
          <table:table-cell table:style-name="ce12" office:value-type="float" office:value="20838" calcext:value-type="float">
            <text:p>20838</text:p>
          </table:table-cell>
          <table:table-cell table:style-name="ce12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12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12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12" office:value-type="float" office:value="24800" calcext:value-type="float">
            <text:p>24800</text:p>
          </table:table-cell>
          <table:table-cell table:style-name="ce12" office:value-type="float" office:value="21240" calcext:value-type="float">
            <text:p>21240</text:p>
          </table:table-cell>
          <table:table-cell table:style-name="ce12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12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12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12" office:value-type="float" office:value="28020" calcext:value-type="float">
            <text:p>28020</text:p>
          </table:table-cell>
          <table:table-cell table:style-name="ce12" office:value-type="float" office:value="22496" calcext:value-type="float">
            <text:p>22496</text:p>
          </table:table-cell>
          <table:table-cell table:style-name="ce12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12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12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12" office:value-type="float" office:value="25523" calcext:value-type="float">
            <text:p>25523</text:p>
          </table:table-cell>
          <table:table-cell table:style-name="ce12" office:value-type="float" office:value="23765" calcext:value-type="float">
            <text:p>23765</text:p>
          </table:table-cell>
          <table:table-cell table:style-name="ce12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12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12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12" office:value-type="float" office:value="27338" calcext:value-type="float">
            <text:p>27338</text:p>
          </table:table-cell>
          <table:table-cell table:style-name="ce12" office:value-type="float" office:value="26651" calcext:value-type="float">
            <text:p>26651</text:p>
          </table:table-cell>
          <table:table-cell table:style-name="ce12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12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12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12" office:value-type="float" office:value="26648" calcext:value-type="float">
            <text:p>26648</text:p>
          </table:table-cell>
          <table:table-cell table:style-name="ce12" office:value-type="float" office:value="31329" calcext:value-type="float">
            <text:p>31329</text:p>
          </table:table-cell>
          <table:table-cell table:style-name="ce12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12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12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12" office:value-type="float" office:value="30098" calcext:value-type="float">
            <text:p>30098</text:p>
          </table:table-cell>
          <table:table-cell table:style-name="ce12" office:value-type="float" office:value="35200" calcext:value-type="float">
            <text:p>35200</text:p>
          </table:table-cell>
          <table:table-cell table:style-name="ce12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12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12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12" office:value-type="float" office:value="122211" calcext:value-type="float">
            <text:p>122211</text:p>
          </table:table-cell>
          <table:table-cell table:style-name="ce12" office:value-type="float" office:value="40273" calcext:value-type="float">
            <text:p>40273</text:p>
          </table:table-cell>
          <table:table-cell table:style-name="ce12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12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12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12" office:value-type="float" office:value="57142" calcext:value-type="float">
            <text:p>57142</text:p>
          </table:table-cell>
          <table:table-cell table:style-name="ce12" office:value-type="float" office:value="34900" calcext:value-type="float">
            <text:p>34900</text:p>
          </table:table-cell>
          <table:table-cell table:style-name="ce12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12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12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12" office:value-type="float" office:value="36090" calcext:value-type="float">
            <text:p>36090</text:p>
          </table:table-cell>
          <table:table-cell table:style-name="ce12" office:value-type="float" office:value="32944" calcext:value-type="float">
            <text:p>32944</text:p>
          </table:table-cell>
          <table:table-cell table:style-name="ce12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12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12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12" office:value-type="float" office:value="36072" calcext:value-type="float">
            <text:p>36072</text:p>
          </table:table-cell>
          <table:table-cell table:style-name="ce12" office:value-type="float" office:value="34230" calcext:value-type="float">
            <text:p>34230</text:p>
          </table:table-cell>
          <table:table-cell table:style-name="ce12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12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12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12" office:value-type="float" office:value="82364" calcext:value-type="float">
            <text:p>82364</text:p>
          </table:table-cell>
          <table:table-cell table:style-name="ce12" office:value-type="float" office:value="33843" calcext:value-type="float">
            <text:p>33843</text:p>
          </table:table-cell>
          <table:table-cell table:style-name="ce12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12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12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12" office:value-type="float" office:value="82979" calcext:value-type="float">
            <text:p>82979</text:p>
          </table:table-cell>
          <table:table-cell table:style-name="ce12" office:value-type="float" office:value="38643" calcext:value-type="float">
            <text:p>38643</text:p>
          </table:table-cell>
          <table:table-cell table:style-name="ce12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12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12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12" office:value-type="float" office:value="126402" calcext:value-type="float">
            <text:p>126402</text:p>
          </table:table-cell>
          <table:table-cell table:style-name="ce12" office:value-type="float" office:value="38370" calcext:value-type="float">
            <text:p>38370</text:p>
          </table:table-cell>
          <table:table-cell table:style-name="ce12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12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12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12" office:value-type="float" office:value="114454" calcext:value-type="float">
            <text:p>114454</text:p>
          </table:table-cell>
          <table:table-cell table:style-name="ce12" office:value-type="float" office:value="42452" calcext:value-type="float">
            <text:p>42452</text:p>
          </table:table-cell>
          <table:table-cell table:style-name="ce12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12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12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12" office:value-type="float" office:value="64618" calcext:value-type="float">
            <text:p>64618</text:p>
          </table:table-cell>
          <table:table-cell table:style-name="ce12" office:value-type="float" office:value="38743" calcext:value-type="float">
            <text:p>38743</text:p>
          </table:table-cell>
          <table:table-cell table:style-name="ce12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12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12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12" office:value-type="float" office:value="64541" calcext:value-type="float">
            <text:p>64541</text:p>
          </table:table-cell>
          <table:table-cell table:style-name="ce12" office:value-type="float" office:value="40290" calcext:value-type="float">
            <text:p>40290</text:p>
          </table:table-cell>
          <table:table-cell table:style-name="ce12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12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12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12" office:value-type="float" office:value="66437" calcext:value-type="float">
            <text:p>66437</text:p>
          </table:table-cell>
          <table:table-cell table:style-name="ce12" office:value-type="float" office:value="41499" calcext:value-type="float">
            <text:p>41499</text:p>
          </table:table-cell>
          <table:table-cell table:style-name="ce12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12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12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12" office:value-type="float" office:value="73252" calcext:value-type="float">
            <text:p>73252</text:p>
          </table:table-cell>
          <table:table-cell table:style-name="ce12" office:value-type="float" office:value="45595" calcext:value-type="float">
            <text:p>45595</text:p>
          </table:table-cell>
          <table:table-cell table:style-name="ce12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12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12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12" office:value-type="float" office:value="61940" calcext:value-type="float">
            <text:p>61940</text:p>
          </table:table-cell>
          <table:table-cell table:style-name="ce12" office:value-type="float" office:value="49130" calcext:value-type="float">
            <text:p>49130</text:p>
          </table:table-cell>
          <table:table-cell table:style-name="ce12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12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12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12" office:value-type="float" office:value="54334" calcext:value-type="float">
            <text:p>54334</text:p>
          </table:table-cell>
          <table:table-cell table:style-name="ce12" office:value-type="float" office:value="48991" calcext:value-type="float">
            <text:p>48991</text:p>
          </table:table-cell>
          <table:table-cell table:style-name="ce12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12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12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12" office:value-type="float" office:value="51898" calcext:value-type="float">
            <text:p>51898</text:p>
          </table:table-cell>
          <table:table-cell table:style-name="ce12" office:value-type="float" office:value="56585" calcext:value-type="float">
            <text:p>56585</text:p>
          </table:table-cell>
          <table:table-cell table:style-name="ce12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12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12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12" office:value-type="float" office:value="49796" calcext:value-type="float">
            <text:p>49796</text:p>
          </table:table-cell>
          <table:table-cell table:style-name="ce12" office:value-type="float" office:value="52689" calcext:value-type="float">
            <text:p>52689</text:p>
          </table:table-cell>
          <table:table-cell table:style-name="ce12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12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12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12" office:value-type="float" office:value="51413" calcext:value-type="float">
            <text:p>51413</text:p>
          </table:table-cell>
          <table:table-cell table:style-name="ce12" office:value-type="float" office:value="49244" calcext:value-type="float">
            <text:p>49244</text:p>
          </table:table-cell>
          <table:table-cell table:style-name="ce12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12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12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12" office:value-type="float" office:value="59951" calcext:value-type="float">
            <text:p>59951</text:p>
          </table:table-cell>
          <table:table-cell table:style-name="ce12" office:value-type="float" office:value="63922" calcext:value-type="float">
            <text:p>63922</text:p>
          </table:table-cell>
          <table:table-cell table:style-name="ce12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12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12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12" office:value-type="float" office:value="56719" calcext:value-type="float">
            <text:p>56719</text:p>
          </table:table-cell>
          <table:table-cell table:style-name="ce12" office:value-type="float" office:value="53274" calcext:value-type="float">
            <text:p>53274</text:p>
          </table:table-cell>
          <table:table-cell table:style-name="ce12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12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12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12" office:value-type="float" office:value="54051" calcext:value-type="float">
            <text:p>54051</text:p>
          </table:table-cell>
          <table:table-cell table:style-name="ce12" office:value-type="float" office:value="56243" calcext:value-type="float">
            <text:p>56243</text:p>
          </table:table-cell>
          <table:table-cell table:style-name="ce12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12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12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12" office:value-type="float" office:value="56966" calcext:value-type="float">
            <text:p>56966</text:p>
          </table:table-cell>
          <table:table-cell table:style-name="ce12" office:value-type="float" office:value="72567" calcext:value-type="float">
            <text:p>72567</text:p>
          </table:table-cell>
          <table:table-cell table:style-name="ce12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12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12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12" office:value-type="float" office:value="57488" calcext:value-type="float">
            <text:p>57488</text:p>
          </table:table-cell>
          <table:table-cell table:style-name="ce12" office:value-type="float" office:value="76561" calcext:value-type="float">
            <text:p>76561</text:p>
          </table:table-cell>
          <table:table-cell table:style-name="ce12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12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12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12" office:value-type="float" office:value="67452" calcext:value-type="float">
            <text:p>67452</text:p>
          </table:table-cell>
          <table:table-cell table:style-name="ce12" office:value-type="float" office:value="73133" calcext:value-type="float">
            <text:p>73133</text:p>
          </table:table-cell>
          <table:table-cell table:style-name="ce12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12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12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12" office:value-type="float" office:value="63508" calcext:value-type="float">
            <text:p>63508</text:p>
          </table:table-cell>
          <table:table-cell table:style-name="ce12" office:value-type="float" office:value="80845" calcext:value-type="float">
            <text:p>80845</text:p>
          </table:table-cell>
          <table:table-cell table:style-name="ce12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12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12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12" office:value-type="float" office:value="70909" calcext:value-type="float">
            <text:p>70909</text:p>
          </table:table-cell>
          <table:table-cell table:style-name="ce12" office:value-type="float" office:value="74545" calcext:value-type="float">
            <text:p>74545</text:p>
          </table:table-cell>
          <table:table-cell table:style-name="ce12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12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12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12" office:value-type="float" office:value="62986" calcext:value-type="float">
            <text:p>62986</text:p>
          </table:table-cell>
          <table:table-cell table:style-name="ce12" office:value-type="float" office:value="70302" calcext:value-type="float">
            <text:p>70302</text:p>
          </table:table-cell>
          <table:table-cell table:style-name="ce12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12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12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12" office:value-type="float" office:value="66243" calcext:value-type="float">
            <text:p>66243</text:p>
          </table:table-cell>
          <table:table-cell table:style-name="ce12" office:value-type="float" office:value="65272" calcext:value-type="float">
            <text:p>65272</text:p>
          </table:table-cell>
          <table:table-cell table:style-name="ce12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12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12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12" office:value-type="float" office:value="71023" calcext:value-type="float">
            <text:p>71023</text:p>
          </table:table-cell>
          <table:table-cell table:style-name="ce12" office:value-type="float" office:value="66686" calcext:value-type="float">
            <text:p>66686</text:p>
          </table:table-cell>
          <table:table-cell table:style-name="ce12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12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12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12" office:value-type="float" office:value="71864" calcext:value-type="float">
            <text:p>71864</text:p>
          </table:table-cell>
          <table:table-cell table:style-name="ce12" office:value-type="float" office:value="71724" calcext:value-type="float">
            <text:p>71724</text:p>
          </table:table-cell>
          <table:table-cell table:style-name="ce12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12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12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12" office:value-type="float" office:value="70469" calcext:value-type="float">
            <text:p>70469</text:p>
          </table:table-cell>
          <table:table-cell table:style-name="ce12" office:value-type="float" office:value="73247" calcext:value-type="float">
            <text:p>73247</text:p>
          </table:table-cell>
          <table:table-cell table:style-name="ce12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12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12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12" office:value-type="float" office:value="69998" calcext:value-type="float">
            <text:p>69998</text:p>
          </table:table-cell>
          <table:table-cell table:style-name="ce12" office:value-type="float" office:value="71078" calcext:value-type="float">
            <text:p>71078</text:p>
          </table:table-cell>
          <table:table-cell table:style-name="ce12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12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12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12" office:value-type="float" office:value="73585" calcext:value-type="float">
            <text:p>73585</text:p>
          </table:table-cell>
          <table:table-cell table:style-name="ce12" office:value-type="float" office:value="100120" calcext:value-type="float">
            <text:p>100120</text:p>
          </table:table-cell>
          <table:table-cell table:style-name="ce12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12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12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12" office:value-type="float" office:value="76002" calcext:value-type="float">
            <text:p>76002</text:p>
          </table:table-cell>
          <table:table-cell table:style-name="ce12" office:value-type="float" office:value="172677" calcext:value-type="float">
            <text:p>172677</text:p>
          </table:table-cell>
          <table:table-cell table:style-name="ce12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12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12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12" office:value-type="float" office:value="79935" calcext:value-type="float">
            <text:p>79935</text:p>
          </table:table-cell>
          <table:table-cell table:style-name="ce12" office:value-type="float" office:value="85552" calcext:value-type="float">
            <text:p>85552</text:p>
          </table:table-cell>
          <table:table-cell table:style-name="ce12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12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12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12" office:value-type="float" office:value="83492" calcext:value-type="float">
            <text:p>83492</text:p>
          </table:table-cell>
          <table:table-cell table:style-name="ce12" office:value-type="float" office:value="89968" calcext:value-type="float">
            <text:p>89968</text:p>
          </table:table-cell>
          <table:table-cell table:style-name="ce12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12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12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12" office:value-type="float" office:value="83674" calcext:value-type="float">
            <text:p>83674</text:p>
          </table:table-cell>
          <table:table-cell table:style-name="ce12" office:value-type="float" office:value="101372" calcext:value-type="float">
            <text:p>101372</text:p>
          </table:table-cell>
          <table:table-cell table:style-name="ce12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12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12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12" office:value-type="float" office:value="87256" calcext:value-type="float">
            <text:p>87256</text:p>
          </table:table-cell>
          <table:table-cell table:style-name="ce12" office:value-type="float" office:value="99079" calcext:value-type="float">
            <text:p>99079</text:p>
          </table:table-cell>
          <table:table-cell table:style-name="ce12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12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12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12" office:value-type="float" office:value="89913" calcext:value-type="float">
            <text:p>89913</text:p>
          </table:table-cell>
          <table:table-cell table:style-name="ce12" office:value-type="float" office:value="96749" calcext:value-type="float">
            <text:p>96749</text:p>
          </table:table-cell>
          <table:table-cell table:style-name="ce12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12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12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12" office:value-type="float" office:value="89836" calcext:value-type="float">
            <text:p>89836</text:p>
          </table:table-cell>
          <table:table-cell table:style-name="ce12" office:value-type="float" office:value="87728" calcext:value-type="float">
            <text:p>87728</text:p>
          </table:table-cell>
          <table:table-cell table:style-name="ce12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12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12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12" office:value-type="float" office:value="90026" calcext:value-type="float">
            <text:p>90026</text:p>
          </table:table-cell>
          <table:table-cell table:style-name="ce12" office:value-type="float" office:value="90615" calcext:value-type="float">
            <text:p>90615</text:p>
          </table:table-cell>
          <table:table-cell table:style-name="ce12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12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12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12" office:value-type="float" office:value="99518" calcext:value-type="float">
            <text:p>99518</text:p>
          </table:table-cell>
          <table:table-cell table:style-name="ce12" office:value-type="float" office:value="98765" calcext:value-type="float">
            <text:p>98765</text:p>
          </table:table-cell>
          <table:table-cell table:style-name="ce12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12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12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12" office:value-type="float" office:value="95180" calcext:value-type="float">
            <text:p>95180</text:p>
          </table:table-cell>
          <table:table-cell table:style-name="ce12" office:value-type="float" office:value="91661" calcext:value-type="float">
            <text:p>91661</text:p>
          </table:table-cell>
          <table:table-cell table:style-name="ce12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12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12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12" office:value-type="float" office:value="96119" calcext:value-type="float">
            <text:p>96119</text:p>
          </table:table-cell>
          <table:table-cell table:style-name="ce12" office:value-type="float" office:value="91958" calcext:value-type="float">
            <text:p>91958</text:p>
          </table:table-cell>
          <table:table-cell table:style-name="ce12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12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12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12" office:value-type="float" office:value="97316" calcext:value-type="float">
            <text:p>97316</text:p>
          </table:table-cell>
          <table:table-cell table:style-name="ce12" office:value-type="float" office:value="98469" calcext:value-type="float">
            <text:p>98469</text:p>
          </table:table-cell>
          <table:table-cell table:style-name="ce12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2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12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12" office:value-type="float" office:value="102870" calcext:value-type="float">
            <text:p>102870</text:p>
          </table:table-cell>
          <table:table-cell table:style-name="ce12" office:value-type="float" office:value="108490" calcext:value-type="float">
            <text:p>108490</text:p>
          </table:table-cell>
          <table:table-cell table:style-name="ce12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12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12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12" office:value-type="float" office:value="108987" calcext:value-type="float">
            <text:p>108987</text:p>
          </table:table-cell>
          <table:table-cell table:style-name="ce12" office:value-type="float" office:value="104802" calcext:value-type="float">
            <text:p>104802</text:p>
          </table:table-cell>
          <table:table-cell table:style-name="ce12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12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12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12" office:value-type="float" office:value="109114" calcext:value-type="float">
            <text:p>109114</text:p>
          </table:table-cell>
          <table:table-cell table:style-name="ce12" office:value-type="float" office:value="108422" calcext:value-type="float">
            <text:p>108422</text:p>
          </table:table-cell>
          <table:table-cell table:style-name="ce12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12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12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12" office:value-type="float" office:value="108068" calcext:value-type="float">
            <text:p>108068</text:p>
          </table:table-cell>
          <table:table-cell table:style-name="ce12" office:value-type="float" office:value="120112" calcext:value-type="float">
            <text:p>120112</text:p>
          </table:table-cell>
          <table:table-cell table:style-name="ce12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12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12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12" office:value-type="float" office:value="108933" calcext:value-type="float">
            <text:p>108933</text:p>
          </table:table-cell>
          <table:table-cell table:style-name="ce12" office:value-type="float" office:value="157479" calcext:value-type="float">
            <text:p>157479</text:p>
          </table:table-cell>
          <table:table-cell table:style-name="ce12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12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12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12" office:value-type="float" office:value="112085" calcext:value-type="float">
            <text:p>112085</text:p>
          </table:table-cell>
          <table:table-cell table:style-name="ce12" office:value-type="float" office:value="120064" calcext:value-type="float">
            <text:p>120064</text:p>
          </table:table-cell>
          <table:table-cell table:style-name="ce12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12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12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12" office:value-type="float" office:value="111918" calcext:value-type="float">
            <text:p>111918</text:p>
          </table:table-cell>
          <table:table-cell table:style-name="ce12" office:value-type="float" office:value="111243" calcext:value-type="float">
            <text:p>111243</text:p>
          </table:table-cell>
          <table:table-cell table:style-name="ce12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12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12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12" office:value-type="float" office:value="115734" calcext:value-type="float">
            <text:p>115734</text:p>
          </table:table-cell>
          <table:table-cell table:style-name="ce12" office:value-type="float" office:value="119099" calcext:value-type="float">
            <text:p>119099</text:p>
          </table:table-cell>
          <table:table-cell table:style-name="ce12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12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12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12" office:value-type="float" office:value="123843" calcext:value-type="float">
            <text:p>123843</text:p>
          </table:table-cell>
          <table:table-cell table:style-name="ce12" office:value-type="float" office:value="128961" calcext:value-type="float">
            <text:p>128961</text:p>
          </table:table-cell>
          <table:table-cell table:style-name="ce12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12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12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12" office:value-type="float" office:value="130388" calcext:value-type="float">
            <text:p>130388</text:p>
          </table:table-cell>
          <table:table-cell table:style-name="ce12" office:value-type="float" office:value="128120" calcext:value-type="float">
            <text:p>128120</text:p>
          </table:table-cell>
          <table:table-cell table:style-name="ce12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12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12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12" office:value-type="float" office:value="134713" calcext:value-type="float">
            <text:p>134713</text:p>
          </table:table-cell>
          <table:table-cell table:style-name="ce12" office:value-type="float" office:value="133133" calcext:value-type="float">
            <text:p>133133</text:p>
          </table:table-cell>
          <table:table-cell table:style-name="ce12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12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12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12" office:value-type="float" office:value="129177" calcext:value-type="float">
            <text:p>129177</text:p>
          </table:table-cell>
          <table:table-cell table:style-name="ce12" office:value-type="float" office:value="159335" calcext:value-type="float">
            <text:p>159335</text:p>
          </table:table-cell>
          <table:table-cell table:style-name="ce12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12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12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12" office:value-type="float" office:value="133080" calcext:value-type="float">
            <text:p>133080</text:p>
          </table:table-cell>
          <table:table-cell table:style-name="ce12" office:value-type="float" office:value="128083" calcext:value-type="float">
            <text:p>128083</text:p>
          </table:table-cell>
          <table:table-cell table:style-name="ce12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12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12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12" office:value-type="float" office:value="131256" calcext:value-type="float">
            <text:p>131256</text:p>
          </table:table-cell>
          <table:table-cell table:style-name="ce12" office:value-type="float" office:value="127644" calcext:value-type="float">
            <text:p>127644</text:p>
          </table:table-cell>
          <table:table-cell table:style-name="ce12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12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12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12" office:value-type="float" office:value="133393" calcext:value-type="float">
            <text:p>133393</text:p>
          </table:table-cell>
          <table:table-cell table:style-name="ce12" office:value-type="float" office:value="133497" calcext:value-type="float">
            <text:p>133497</text:p>
          </table:table-cell>
          <table:table-cell table:style-name="ce12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12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12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12" office:value-type="float" office:value="149764" calcext:value-type="float">
            <text:p>149764</text:p>
          </table:table-cell>
          <table:table-cell table:style-name="ce12" office:value-type="float" office:value="133264" calcext:value-type="float">
            <text:p>133264</text:p>
          </table:table-cell>
          <table:table-cell table:style-name="ce12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12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12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12" office:value-type="float" office:value="146234" calcext:value-type="float">
            <text:p>146234</text:p>
          </table:table-cell>
          <table:table-cell table:style-name="ce12" office:value-type="float" office:value="133528" calcext:value-type="float">
            <text:p>133528</text:p>
          </table:table-cell>
          <table:table-cell table:style-name="ce12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12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12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12" office:value-type="float" office:value="142841" calcext:value-type="float">
            <text:p>142841</text:p>
          </table:table-cell>
          <table:table-cell table:style-name="ce12" office:value-type="float" office:value="141016" calcext:value-type="float">
            <text:p>141016</text:p>
          </table:table-cell>
          <table:table-cell table:style-name="ce12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12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12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12" office:value-type="float" office:value="151995" calcext:value-type="float">
            <text:p>151995</text:p>
          </table:table-cell>
          <table:table-cell table:style-name="ce12" office:value-type="float" office:value="162548" calcext:value-type="float">
            <text:p>162548</text:p>
          </table:table-cell>
          <table:table-cell table:style-name="ce12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12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12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12" office:value-type="float" office:value="146002" calcext:value-type="float">
            <text:p>146002</text:p>
          </table:table-cell>
          <table:table-cell table:style-name="ce12" office:value-type="float" office:value="144802" calcext:value-type="float">
            <text:p>144802</text:p>
          </table:table-cell>
          <table:table-cell table:style-name="ce12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12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12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12" office:value-type="float" office:value="147703" calcext:value-type="float">
            <text:p>147703</text:p>
          </table:table-cell>
          <table:table-cell table:style-name="ce12" office:value-type="float" office:value="153129" calcext:value-type="float">
            <text:p>153129</text:p>
          </table:table-cell>
          <table:table-cell table:style-name="ce12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12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12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12" office:value-type="float" office:value="155360" calcext:value-type="float">
            <text:p>155360</text:p>
          </table:table-cell>
          <table:table-cell table:style-name="ce12" office:value-type="float" office:value="151743" calcext:value-type="float">
            <text:p>151743</text:p>
          </table:table-cell>
          <table:table-cell table:style-name="ce12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12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12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12" office:value-type="float" office:value="157751" calcext:value-type="float">
            <text:p>157751</text:p>
          </table:table-cell>
          <table:table-cell table:style-name="ce12" office:value-type="float" office:value="156893" calcext:value-type="float">
            <text:p>156893</text:p>
          </table:table-cell>
          <table:table-cell table:style-name="ce12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12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12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12" office:value-type="float" office:value="260313" calcext:value-type="float">
            <text:p>260313</text:p>
          </table:table-cell>
          <table:table-cell table:style-name="ce12" office:value-type="float" office:value="180244" calcext:value-type="float">
            <text:p>180244</text:p>
          </table:table-cell>
          <table:table-cell table:style-name="ce12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12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12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12" office:value-type="float" office:value="247246" calcext:value-type="float">
            <text:p>247246</text:p>
          </table:table-cell>
          <table:table-cell table:style-name="ce12" office:value-type="float" office:value="166315" calcext:value-type="float">
            <text:p>166315</text:p>
          </table:table-cell>
          <table:table-cell table:style-name="ce12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12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12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12" office:value-type="float" office:value="266618" calcext:value-type="float">
            <text:p>266618</text:p>
          </table:table-cell>
          <table:table-cell table:style-name="ce12" office:value-type="float" office:value="170640" calcext:value-type="float">
            <text:p>170640</text:p>
          </table:table-cell>
          <table:table-cell table:style-name="ce12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12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12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12" office:value-type="float" office:value="201205" calcext:value-type="float">
            <text:p>201205</text:p>
          </table:table-cell>
          <table:table-cell table:style-name="ce12" office:value-type="float" office:value="172419" calcext:value-type="float">
            <text:p>172419</text:p>
          </table:table-cell>
          <table:table-cell table:style-name="ce12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12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12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12" office:value-type="float" office:value="177347" calcext:value-type="float">
            <text:p>177347</text:p>
          </table:table-cell>
          <table:table-cell table:style-name="ce12" office:value-type="float" office:value="184572" calcext:value-type="float">
            <text:p>184572</text:p>
          </table:table-cell>
          <table:table-cell table:style-name="ce12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12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12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12" office:value-type="float" office:value="214304" calcext:value-type="float">
            <text:p>214304</text:p>
          </table:table-cell>
          <table:table-cell table:style-name="ce12" office:value-type="float" office:value="176999" calcext:value-type="float">
            <text:p>176999</text:p>
          </table:table-cell>
          <table:table-cell table:style-name="ce12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12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12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12" office:value-type="float" office:value="174274" calcext:value-type="float">
            <text:p>174274</text:p>
          </table:table-cell>
          <table:table-cell table:style-name="ce12" office:value-type="float" office:value="205798" calcext:value-type="float">
            <text:p>205798</text:p>
          </table:table-cell>
          <table:table-cell table:style-name="ce12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12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12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12" office:value-type="float" office:value="189875" calcext:value-type="float">
            <text:p>189875</text:p>
          </table:table-cell>
          <table:table-cell table:style-name="ce12" office:value-type="float" office:value="181989" calcext:value-type="float">
            <text:p>181989</text:p>
          </table:table-cell>
          <table:table-cell table:style-name="ce12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12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12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12" office:value-type="float" office:value="180982" calcext:value-type="float">
            <text:p>180982</text:p>
          </table:table-cell>
          <table:table-cell table:style-name="ce12" office:value-type="float" office:value="190782" calcext:value-type="float">
            <text:p>190782</text:p>
          </table:table-cell>
          <table:table-cell table:style-name="ce12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12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12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12" office:value-type="float" office:value="185771" calcext:value-type="float">
            <text:p>185771</text:p>
          </table:table-cell>
          <table:table-cell table:style-name="ce12" office:value-type="float" office:value="188658" calcext:value-type="float">
            <text:p>188658</text:p>
          </table:table-cell>
          <table:table-cell table:style-name="ce12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12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12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12" office:value-type="float" office:value="184751" calcext:value-type="float">
            <text:p>184751</text:p>
          </table:table-cell>
          <table:table-cell table:style-name="ce12" office:value-type="float" office:value="432097" calcext:value-type="float">
            <text:p>432097</text:p>
          </table:table-cell>
          <table:table-cell table:style-name="ce12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12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12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12" office:value-type="float" office:value="189299" calcext:value-type="float">
            <text:p>189299</text:p>
          </table:table-cell>
          <table:table-cell table:style-name="ce12" office:value-type="float" office:value="309633" calcext:value-type="float">
            <text:p>309633</text:p>
          </table:table-cell>
          <table:table-cell table:style-name="ce12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12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12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12" office:value-type="float" office:value="205829" calcext:value-type="float">
            <text:p>205829</text:p>
          </table:table-cell>
          <table:table-cell table:style-name="ce12" office:value-type="float" office:value="230042" calcext:value-type="float">
            <text:p>230042</text:p>
          </table:table-cell>
          <table:table-cell table:style-name="ce12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12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12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12" office:value-type="float" office:value="202040" calcext:value-type="float">
            <text:p>202040</text:p>
          </table:table-cell>
          <table:table-cell table:style-name="ce12" office:value-type="float" office:value="259084" calcext:value-type="float">
            <text:p>259084</text:p>
          </table:table-cell>
          <table:table-cell table:style-name="ce12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12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12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12" office:value-type="float" office:value="197822" calcext:value-type="float">
            <text:p>197822</text:p>
          </table:table-cell>
          <table:table-cell table:style-name="ce12" office:value-type="float" office:value="209936" calcext:value-type="float">
            <text:p>209936</text:p>
          </table:table-cell>
          <table:table-cell table:style-name="ce12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12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12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12" office:value-type="float" office:value="198987" calcext:value-type="float">
            <text:p>198987</text:p>
          </table:table-cell>
          <table:table-cell table:style-name="ce12" office:value-type="float" office:value="221807" calcext:value-type="float">
            <text:p>221807</text:p>
          </table:table-cell>
          <table:table-cell table:style-name="ce12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12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12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12" office:value-type="float" office:value="208567" calcext:value-type="float">
            <text:p>208567</text:p>
          </table:table-cell>
          <table:table-cell table:style-name="ce12" office:value-type="float" office:value="244794" calcext:value-type="float">
            <text:p>244794</text:p>
          </table:table-cell>
          <table:table-cell table:style-name="ce12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12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12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12" office:value-type="float" office:value="214025" calcext:value-type="float">
            <text:p>214025</text:p>
          </table:table-cell>
          <table:table-cell table:style-name="ce12" office:value-type="float" office:value="219865" calcext:value-type="float">
            <text:p>219865</text:p>
          </table:table-cell>
          <table:table-cell table:style-name="ce12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12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12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12" office:value-type="float" office:value="211126" calcext:value-type="float">
            <text:p>211126</text:p>
          </table:table-cell>
          <table:table-cell table:style-name="ce12" office:value-type="float" office:value="211965" calcext:value-type="float">
            <text:p>211965</text:p>
          </table:table-cell>
          <table:table-cell table:style-name="ce12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12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12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12" office:value-type="float" office:value="215744" calcext:value-type="float">
            <text:p>215744</text:p>
          </table:table-cell>
          <table:table-cell table:style-name="ce12" office:value-type="float" office:value="208906" calcext:value-type="float">
            <text:p>208906</text:p>
          </table:table-cell>
          <table:table-cell table:style-name="ce12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12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12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12" office:value-type="float" office:value="219496" calcext:value-type="float">
            <text:p>219496</text:p>
          </table:table-cell>
          <table:table-cell table:style-name="ce12" office:value-type="float" office:value="221937" calcext:value-type="float">
            <text:p>221937</text:p>
          </table:table-cell>
          <table:table-cell table:style-name="ce12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12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12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12" office:value-type="float" office:value="232234" calcext:value-type="float">
            <text:p>232234</text:p>
          </table:table-cell>
          <table:table-cell table:style-name="ce12" office:value-type="float" office:value="225675" calcext:value-type="float">
            <text:p>225675</text:p>
          </table:table-cell>
          <table:table-cell table:style-name="ce12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12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12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12" office:value-type="float" office:value="259470" calcext:value-type="float">
            <text:p>259470</text:p>
          </table:table-cell>
          <table:table-cell table:style-name="ce12" office:value-type="float" office:value="229104" calcext:value-type="float">
            <text:p>229104</text:p>
          </table:table-cell>
          <table:table-cell table:style-name="ce12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12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12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12" office:value-type="float" office:value="253458" calcext:value-type="float">
            <text:p>253458</text:p>
          </table:table-cell>
          <table:table-cell table:style-name="ce12" office:value-type="float" office:value="235990" calcext:value-type="float">
            <text:p>235990</text:p>
          </table:table-cell>
          <table:table-cell table:style-name="ce12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12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12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12" office:value-type="float" office:value="269982" calcext:value-type="float">
            <text:p>269982</text:p>
          </table:table-cell>
          <table:table-cell table:style-name="ce12" office:value-type="float" office:value="283616" calcext:value-type="float">
            <text:p>283616</text:p>
          </table:table-cell>
          <table:table-cell table:style-name="ce12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12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12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12" office:value-type="float" office:value="269728" calcext:value-type="float">
            <text:p>269728</text:p>
          </table:table-cell>
          <table:table-cell table:style-name="ce12" office:value-type="float" office:value="245101" calcext:value-type="float">
            <text:p>245101</text:p>
          </table:table-cell>
          <table:table-cell table:style-name="ce12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12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12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12" office:value-type="float" office:value="262356" calcext:value-type="float">
            <text:p>262356</text:p>
          </table:table-cell>
          <table:table-cell table:style-name="ce12" office:value-type="float" office:value="248611" calcext:value-type="float">
            <text:p>248611</text:p>
          </table:table-cell>
          <table:table-cell table:style-name="ce12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12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12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12" office:value-type="float" office:value="254234" calcext:value-type="float">
            <text:p>254234</text:p>
          </table:table-cell>
          <table:table-cell table:style-name="ce12" office:value-type="float" office:value="243451" calcext:value-type="float">
            <text:p>243451</text:p>
          </table:table-cell>
          <table:table-cell table:style-name="ce12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12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12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12" office:value-type="float" office:value="247529" calcext:value-type="float">
            <text:p>247529</text:p>
          </table:table-cell>
          <table:table-cell table:style-name="ce12" office:value-type="float" office:value="259101" calcext:value-type="float">
            <text:p>259101</text:p>
          </table:table-cell>
          <table:table-cell table:style-name="ce12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12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12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12" office:value-type="float" office:value="260554" calcext:value-type="float">
            <text:p>260554</text:p>
          </table:table-cell>
          <table:table-cell table:style-name="ce12" office:value-type="float" office:value="257437" calcext:value-type="float">
            <text:p>257437</text:p>
          </table:table-cell>
          <table:table-cell table:style-name="ce12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12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12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12" office:value-type="float" office:value="250308" calcext:value-type="float">
            <text:p>250308</text:p>
          </table:table-cell>
          <table:table-cell table:style-name="ce12" office:value-type="float" office:value="260731" calcext:value-type="float">
            <text:p>260731</text:p>
          </table:table-cell>
          <table:table-cell table:style-name="ce12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12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12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12" office:value-type="float" office:value="260428" calcext:value-type="float">
            <text:p>260428</text:p>
          </table:table-cell>
          <table:table-cell table:style-name="ce12" office:value-type="float" office:value="278984" calcext:value-type="float">
            <text:p>278984</text:p>
          </table:table-cell>
          <table:table-cell table:style-name="ce12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12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12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12" office:value-type="float" office:value="272512" calcext:value-type="float">
            <text:p>272512</text:p>
          </table:table-cell>
          <table:table-cell table:style-name="ce12" office:value-type="float" office:value="279545" calcext:value-type="float">
            <text:p>279545</text:p>
          </table:table-cell>
          <table:table-cell table:style-name="ce12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12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12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12" office:value-type="float" office:value="262244" calcext:value-type="float">
            <text:p>262244</text:p>
          </table:table-cell>
          <table:table-cell table:style-name="ce12" office:value-type="float" office:value="261696" calcext:value-type="float">
            <text:p>261696</text:p>
          </table:table-cell>
          <table:table-cell table:style-name="ce12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12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12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12" office:value-type="float" office:value="265470" calcext:value-type="float">
            <text:p>265470</text:p>
          </table:table-cell>
          <table:table-cell table:style-name="ce12" office:value-type="float" office:value="274383" calcext:value-type="float">
            <text:p>274383</text:p>
          </table:table-cell>
          <table:table-cell table:style-name="ce12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12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12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12" office:value-type="float" office:value="278023" calcext:value-type="float">
            <text:p>278023</text:p>
          </table:table-cell>
          <table:table-cell table:style-name="ce12" office:value-type="float" office:value="276714" calcext:value-type="float">
            <text:p>276714</text:p>
          </table:table-cell>
          <table:table-cell table:style-name="ce12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12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12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12" office:value-type="float" office:value="274692" calcext:value-type="float">
            <text:p>274692</text:p>
          </table:table-cell>
          <table:table-cell table:style-name="ce12" office:value-type="float" office:value="281246" calcext:value-type="float">
            <text:p>281246</text:p>
          </table:table-cell>
          <table:table-cell table:style-name="ce12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12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12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12" office:value-type="float" office:value="280198" calcext:value-type="float">
            <text:p>280198</text:p>
          </table:table-cell>
          <table:table-cell table:style-name="ce12" office:value-type="float" office:value="297573" calcext:value-type="float">
            <text:p>297573</text:p>
          </table:table-cell>
          <table:table-cell table:style-name="ce12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12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12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12" office:value-type="float" office:value="290921" calcext:value-type="float">
            <text:p>290921</text:p>
          </table:table-cell>
          <table:table-cell table:style-name="ce12" office:value-type="float" office:value="302269" calcext:value-type="float">
            <text:p>302269</text:p>
          </table:table-cell>
          <table:table-cell table:style-name="ce12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12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12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12" office:value-type="float" office:value="286288" calcext:value-type="float">
            <text:p>286288</text:p>
          </table:table-cell>
          <table:table-cell table:style-name="ce12" office:value-type="float" office:value="285848" calcext:value-type="float">
            <text:p>285848</text:p>
          </table:table-cell>
          <table:table-cell table:style-name="ce12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12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12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12" office:value-type="float" office:value="384621" calcext:value-type="float">
            <text:p>384621</text:p>
          </table:table-cell>
          <table:table-cell table:style-name="ce12" office:value-type="float" office:value="297426" calcext:value-type="float">
            <text:p>297426</text:p>
          </table:table-cell>
          <table:table-cell table:style-name="ce12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12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12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12" office:value-type="float" office:value="304200" calcext:value-type="float">
            <text:p>304200</text:p>
          </table:table-cell>
          <table:table-cell table:style-name="ce12" office:value-type="float" office:value="319624" calcext:value-type="float">
            <text:p>319624</text:p>
          </table:table-cell>
          <table:table-cell table:style-name="ce12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12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12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12" office:value-type="float" office:value="296453" calcext:value-type="float">
            <text:p>296453</text:p>
          </table:table-cell>
          <table:table-cell table:style-name="ce12" office:value-type="float" office:value="308450" calcext:value-type="float">
            <text:p>308450</text:p>
          </table:table-cell>
          <table:table-cell table:style-name="ce12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12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12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12" office:value-type="float" office:value="298157" calcext:value-type="float">
            <text:p>298157</text:p>
          </table:table-cell>
          <table:table-cell table:style-name="ce12" office:value-type="float" office:value="310881" calcext:value-type="float">
            <text:p>310881</text:p>
          </table:table-cell>
          <table:table-cell table:style-name="ce12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12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12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12" office:value-type="float" office:value="322374" calcext:value-type="float">
            <text:p>322374</text:p>
          </table:table-cell>
          <table:table-cell table:style-name="ce12" office:value-type="float" office:value="311883" calcext:value-type="float">
            <text:p>311883</text:p>
          </table:table-cell>
          <table:table-cell table:style-name="ce12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12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12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12" office:value-type="float" office:value="306456" calcext:value-type="float">
            <text:p>306456</text:p>
          </table:table-cell>
          <table:table-cell table:style-name="ce12" office:value-type="float" office:value="305125" calcext:value-type="float">
            <text:p>305125</text:p>
          </table:table-cell>
          <table:table-cell table:style-name="ce12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12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12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12" office:value-type="float" office:value="309968" calcext:value-type="float">
            <text:p>309968</text:p>
          </table:table-cell>
          <table:table-cell table:style-name="ce12" office:value-type="float" office:value="320430" calcext:value-type="float">
            <text:p>320430</text:p>
          </table:table-cell>
          <table:table-cell table:style-name="ce12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12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12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12" office:value-type="float" office:value="319527" calcext:value-type="float">
            <text:p>319527</text:p>
          </table:table-cell>
          <table:table-cell table:style-name="ce12" office:value-type="float" office:value="344874" calcext:value-type="float">
            <text:p>344874</text:p>
          </table:table-cell>
          <table:table-cell table:style-name="ce12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12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12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12" office:value-type="float" office:value="328492" calcext:value-type="float">
            <text:p>328492</text:p>
          </table:table-cell>
          <table:table-cell table:style-name="ce12" office:value-type="float" office:value="347073" calcext:value-type="float">
            <text:p>347073</text:p>
          </table:table-cell>
          <table:table-cell table:style-name="ce12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12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12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12" office:value-type="float" office:value="324242" calcext:value-type="float">
            <text:p>324242</text:p>
          </table:table-cell>
          <table:table-cell table:style-name="ce12" office:value-type="float" office:value="406793" calcext:value-type="float">
            <text:p>406793</text:p>
          </table:table-cell>
          <table:table-cell table:style-name="ce12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12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12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12" office:value-type="float" office:value="348307" calcext:value-type="float">
            <text:p>348307</text:p>
          </table:table-cell>
          <table:table-cell table:style-name="ce12" office:value-type="float" office:value="346345" calcext:value-type="float">
            <text:p>346345</text:p>
          </table:table-cell>
          <table:table-cell table:style-name="ce12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12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12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12" office:value-type="float" office:value="337323" calcext:value-type="float">
            <text:p>337323</text:p>
          </table:table-cell>
          <table:table-cell table:style-name="ce12" office:value-type="float" office:value="370015" calcext:value-type="float">
            <text:p>370015</text:p>
          </table:table-cell>
          <table:table-cell table:style-name="ce12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12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12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12" office:value-type="float" office:value="422330" calcext:value-type="float">
            <text:p>422330</text:p>
          </table:table-cell>
          <table:table-cell table:style-name="ce12" office:value-type="float" office:value="352090" calcext:value-type="float">
            <text:p>352090</text:p>
          </table:table-cell>
          <table:table-cell table:style-name="ce12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12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12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12" office:value-type="float" office:value="340952" calcext:value-type="float">
            <text:p>340952</text:p>
          </table:table-cell>
          <table:table-cell table:style-name="ce12" office:value-type="float" office:value="354968" calcext:value-type="float">
            <text:p>354968</text:p>
          </table:table-cell>
          <table:table-cell table:style-name="ce12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12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12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12" office:value-type="float" office:value="374844" calcext:value-type="float">
            <text:p>374844</text:p>
          </table:table-cell>
          <table:table-cell table:style-name="ce12" office:value-type="float" office:value="365893" calcext:value-type="float">
            <text:p>365893</text:p>
          </table:table-cell>
          <table:table-cell table:style-name="ce12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12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12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12" office:value-type="float" office:value="353940" calcext:value-type="float">
            <text:p>353940</text:p>
          </table:table-cell>
          <table:table-cell table:style-name="ce12" office:value-type="float" office:value="342987" calcext:value-type="float">
            <text:p>342987</text:p>
          </table:table-cell>
          <table:table-cell table:style-name="ce12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12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12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12" office:value-type="float" office:value="347502" calcext:value-type="float">
            <text:p>347502</text:p>
          </table:table-cell>
          <table:table-cell table:style-name="ce12" office:value-type="float" office:value="351843" calcext:value-type="float">
            <text:p>351843</text:p>
          </table:table-cell>
          <table:table-cell table:style-name="ce12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12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12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12" office:value-type="float" office:value="367300" calcext:value-type="float">
            <text:p>367300</text:p>
          </table:table-cell>
          <table:table-cell table:style-name="ce12" office:value-type="float" office:value="376900" calcext:value-type="float">
            <text:p>376900</text:p>
          </table:table-cell>
          <table:table-cell table:style-name="ce12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12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12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12" office:value-type="float" office:value="373094" calcext:value-type="float">
            <text:p>373094</text:p>
          </table:table-cell>
          <table:table-cell table:style-name="ce12" office:value-type="float" office:value="370575" calcext:value-type="float">
            <text:p>370575</text:p>
          </table:table-cell>
          <table:table-cell table:style-name="ce12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12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12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12" office:value-type="float" office:value="378710" calcext:value-type="float">
            <text:p>378710</text:p>
          </table:table-cell>
          <table:table-cell table:style-name="ce12" office:value-type="float" office:value="404193" calcext:value-type="float">
            <text:p>404193</text:p>
          </table:table-cell>
          <table:table-cell table:style-name="ce12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12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12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12" office:value-type="float" office:value="662888" calcext:value-type="float">
            <text:p>662888</text:p>
          </table:table-cell>
          <table:table-cell table:style-name="ce12" office:value-type="float" office:value="377062" calcext:value-type="float">
            <text:p>377062</text:p>
          </table:table-cell>
          <table:table-cell table:style-name="ce12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12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12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12" office:value-type="float" office:value="402635" calcext:value-type="float">
            <text:p>402635</text:p>
          </table:table-cell>
          <table:table-cell table:style-name="ce12" office:value-type="float" office:value="419902" calcext:value-type="float">
            <text:p>419902</text:p>
          </table:table-cell>
          <table:table-cell table:style-name="ce12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12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12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12" office:value-type="float" office:value="384089" calcext:value-type="float">
            <text:p>384089</text:p>
          </table:table-cell>
          <table:table-cell table:style-name="ce12" office:value-type="float" office:value="412617" calcext:value-type="float">
            <text:p>412617</text:p>
          </table:table-cell>
          <table:table-cell table:style-name="ce12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12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12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12" office:value-type="float" office:value="381113" calcext:value-type="float">
            <text:p>381113</text:p>
          </table:table-cell>
          <table:table-cell table:style-name="ce12" office:value-type="float" office:value="448600" calcext:value-type="float">
            <text:p>448600</text:p>
          </table:table-cell>
          <table:table-cell table:style-name="ce12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12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12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12" office:value-type="float" office:value="388825" calcext:value-type="float">
            <text:p>388825</text:p>
          </table:table-cell>
          <table:table-cell table:style-name="ce12" office:value-type="float" office:value="726914" calcext:value-type="float">
            <text:p>726914</text:p>
          </table:table-cell>
          <table:table-cell table:style-name="ce12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12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12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12" office:value-type="float" office:value="378951" calcext:value-type="float">
            <text:p>378951</text:p>
          </table:table-cell>
          <table:table-cell table:style-name="ce12" office:value-type="float" office:value="480773" calcext:value-type="float">
            <text:p>480773</text:p>
          </table:table-cell>
          <table:table-cell table:style-name="ce12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12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12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12" office:value-type="float" office:value="410715" calcext:value-type="float">
            <text:p>410715</text:p>
          </table:table-cell>
          <table:table-cell table:style-name="ce12" office:value-type="float" office:value="457421" calcext:value-type="float">
            <text:p>457421</text:p>
          </table:table-cell>
          <table:table-cell table:style-name="ce12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12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12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12" office:value-type="float" office:value="389974" calcext:value-type="float">
            <text:p>389974</text:p>
          </table:table-cell>
          <table:table-cell table:style-name="ce12" office:value-type="float" office:value="417223" calcext:value-type="float">
            <text:p>417223</text:p>
          </table:table-cell>
          <table:table-cell table:style-name="ce12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12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12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12" office:value-type="float" office:value="426683" calcext:value-type="float">
            <text:p>426683</text:p>
          </table:table-cell>
          <table:table-cell table:style-name="ce12" office:value-type="float" office:value="410007" calcext:value-type="float">
            <text:p>410007</text:p>
          </table:table-cell>
          <table:table-cell table:style-name="ce12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12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12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12" office:value-type="float" office:value="418556" calcext:value-type="float">
            <text:p>418556</text:p>
          </table:table-cell>
          <table:table-cell table:style-name="ce12" office:value-type="float" office:value="437329" calcext:value-type="float">
            <text:p>437329</text:p>
          </table:table-cell>
          <table:table-cell table:style-name="ce12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12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12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12" office:value-type="float" office:value="403713" calcext:value-type="float">
            <text:p>403713</text:p>
          </table:table-cell>
          <table:table-cell table:style-name="ce12" office:value-type="float" office:value="425922" calcext:value-type="float">
            <text:p>425922</text:p>
          </table:table-cell>
          <table:table-cell table:style-name="ce12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12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12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12" office:value-type="float" office:value="431458" calcext:value-type="float">
            <text:p>431458</text:p>
          </table:table-cell>
          <table:table-cell table:style-name="ce12" office:value-type="float" office:value="439069" calcext:value-type="float">
            <text:p>439069</text:p>
          </table:table-cell>
          <table:table-cell table:style-name="ce12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12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12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12" office:value-type="float" office:value="563447" calcext:value-type="float">
            <text:p>563447</text:p>
          </table:table-cell>
          <table:table-cell table:style-name="ce12" office:value-type="float" office:value="442876" calcext:value-type="float">
            <text:p>442876</text:p>
          </table:table-cell>
          <table:table-cell table:style-name="ce12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12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12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12" office:value-type="float" office:value="435362" calcext:value-type="float">
            <text:p>435362</text:p>
          </table:table-cell>
          <table:table-cell table:style-name="ce12" office:value-type="float" office:value="498884" calcext:value-type="float">
            <text:p>498884</text:p>
          </table:table-cell>
          <table:table-cell table:style-name="ce12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12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12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12" office:value-type="float" office:value="443895" calcext:value-type="float">
            <text:p>443895</text:p>
          </table:table-cell>
          <table:table-cell table:style-name="ce12" office:value-type="float" office:value="473734" calcext:value-type="float">
            <text:p>473734</text:p>
          </table:table-cell>
          <table:table-cell table:style-name="ce12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12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12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12" office:value-type="float" office:value="457843" calcext:value-type="float">
            <text:p>457843</text:p>
          </table:table-cell>
          <table:table-cell table:style-name="ce12" office:value-type="float" office:value="466277" calcext:value-type="float">
            <text:p>466277</text:p>
          </table:table-cell>
          <table:table-cell table:style-name="ce12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12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12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12" office:value-type="float" office:value="455306" calcext:value-type="float">
            <text:p>455306</text:p>
          </table:table-cell>
          <table:table-cell table:style-name="ce12" office:value-type="float" office:value="451608" calcext:value-type="float">
            <text:p>451608</text:p>
          </table:table-cell>
          <table:table-cell table:style-name="ce12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2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12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12" office:value-type="float" office:value="440433" calcext:value-type="float">
            <text:p>440433</text:p>
          </table:table-cell>
          <table:table-cell table:style-name="ce12" office:value-type="float" office:value="477465" calcext:value-type="float">
            <text:p>477465</text:p>
          </table:table-cell>
          <table:table-cell table:style-name="ce12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1:39:21.92654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1T11:24:21.166782919</dc:date>
    <meta:editing-duration>P2DT22H21M50S</meta:editing-duration>
    <meta:editing-cycles>21</meta:editing-cycles>
    <meta:generator>LibreOffice/6.4.3.2$MacOSX_X86_64 LibreOffice_project/747b5d0ebf89f41c860ec2a39efd7cb15b54f2d8</meta:generator>
    <meta:document-statistic meta:table-count="7" meta:cell-count="4299" meta:object-count="7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